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57"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2"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3"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6227057617788155"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3150529564315378384" text:style-name="L2">
        <text:list-item>
          <text:p text:style-name="P56">hyperlink do not propogate clicks and open new tab </text:p>
        </text:list-item>
        <text:list-item>
          <text:p text:style-name="P57">investigate if my clicks doubling up are the marbles getting delegated severa copies same code</text:p>
        </text:list-item>
        <text:list-item>
          <text:p text:style-name="P57">offten using classes just for names can i use name insted etc</text:p>
        </text:list-item>
        <text:list-item>
          <text:p text:style-name="P57">througout have had to make containers that are made to the ratio of the card so the card can grow to fit it proportionaltey. Maybe i can make it so based only on one dimension but height or width?</text:p>
        </text:list-item>
        <text:list-item>
          <text:p text:style-name="P57">reference in the html of aCard its click function so when dynamically created it still has its click functionality, or research live() if that doesnt work</text:p>
        </text:list-item>
        <text:list-item>
          <text:p text:style-name="P57">glass effect if go on to chrome add on for selecting components it glows when hover over and looks like how i want it</text:p>
        </text:list-item>
        <text:list-item>
          <text:p text:style-name="P57">when refactoring working! Need to get thing like the carousel and card displayer and give class like show glass hide glass so can share</text:p>
        </text:list-item>
        <text:list-item>
          <text:p text:style-name="P57">grey till load makes less sense now that the first page isnt grey</text:p>
        </text:list-item>
        <text:list-item>
          <text:p text:style-name="P57">have a look at this, want a <text:s/>plugin on my website so maybe this can be one</text:p>
          <text:list>
            <text:list-item>
              <text:p text:style-name="P57"><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7">buttons = ensure all clickables have a hover event – a white glow maybe inner and out box shadow might do, so can use same effect on each element dispite differences</text:p>
          <text:list>
            <text:list-item>
              <text:p text:style-name="P57">needs to be correlation between clickables all have a shadow, glow, ...</text:p>
            </text:list-item>
            <text:list-item>
              <text:p text:style-name="P57"><text:a xlink:type="simple" xlink:href="https://css-tricks.com/almanac/selectors/a/active/" text:style-name="Internet_20_link" text:visited-style-name="Visited_20_Internet_20_Link">https://css-tricks.com/almanac/selectors/a/active/</text:a> </text:p>
            </text:list-item>
            <text:list-item>
              <text:p text:style-name="P57">maybe matching outline</text:p>
            </text:list-item>
            <text:list-item>
              <text:p text:style-name="P57">when drag the magnifier should shine or change colour so not just the dragging show it is active or another drop shadow – it could drop the shadow when hovered and pressed</text:p>
            </text:list-item>
            <text:list-item>
              <text:p text:style-name="P57">i dont use blue maybe this could be reserved for actions/buttons</text:p>
            </text:list-item>
          </text:list>
        </text:list-item>
        <text:list-item>
          <text:p text:style-name="P57">utils px to percent etc etc use it few places</text:p>
        </text:list-item>
        <text:list-item>
          <text:p text:style-name="P57">the scroll bars effect the measurement of screen viewport so when take them off will find the positioning of things ive calculated will be off by a small amount and will need adjusting eg. <text:soft-page-break/>Balls on line pg4 card on line pg2 maybe balls pg3</text:p>
        </text:list-item>
        <text:list-item>
          <text:p text:style-name="P61">add email address + no' on pages – email needs to be image so crawlers cant get it</text:p>
        </text:list-item>
        <text:list-item>
          <text:p text:style-name="P57">set mobile view as just my cv – or my other site i made</text:p>
        </text:list-item>
        <text:list-item>
          <text:p text:style-name="P57">set function for retaining your coord but changing parent</text:p>
        </text:list-item>
        <text:list-item>
          <text:p text:style-name="P61">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5011555658304613916"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ext:soft-page-break/>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6462377529939979547" text:style-name="L4">
        <text:list-item>
          <text:p text:style-name="P31">example card has a kind of own version of show singleCard that needs a do thise before, then this after kind of code see how it is coded in card.js file</text:p>
          <text:list>
            <text:list-item>
              <text:p text:style-name="P31">it has an animation within its click to close click function, so the animation would have to be added to this somehow, and the rest of the timeout contents replaced with card to front click</text:p>
            </text:list-item>
          </text:list>
          <text:p text:style-name="P31"/>
        </text:list-item>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8">the card press makes the glass case not work – unlikely to be pressed after the card</text:p>
        </text:list-item>
        <text:list-item>
          <text:p text:style-name="P58">transistion from pg2 should create marble 1 2 3 for pg 3 <text:s/>--- but need 1 marble already inplace so can use it as location for marble transistioning from 2 to appear</text:p>
        </text:list-item>
        <text:list-item>
          <text:p text:style-name="P58">make arrows writting shrink better</text:p>
        </text:list-item>
        <text:list-item>
          <text:p text:style-name="P58">card could flash</text:p>
        </text:list-item>
      </text:list>
      <text:p text:style-name="P1"/>
      <text:p text:style-name="P1"/>
      <text:p text:style-name="P1">Marble Case</text:p>
      <text:list xml:id="list5199650983131691565"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text:soft-page-break/>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7614521252207251841" text:style-name="L6">
        <text:list-item>
          <text:p text:style-name="P36">populate marble case from backend</text:p>
        </text:list-item>
        <text:list-item>
          <text:p text:style-name="P36">maybe use templates</text:p>
        </text:list-item>
        <text:list-item>
          <text:p text:style-name="P36">as one of each maybe use ids</text:p>
        </text:list-item>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7700172003139482065" text:style-name="RTF_5f_Num_20_2">
        <text:list-header>
          <text:p text:style-name="P63"/>
          <text:p text:style-name="P70"/>
          <text:p text:style-name="P71"/>
          <text:p text:style-name="P64"/>
        </text:list-header>
        <text:list-item>
          <text:p text:style-name="P63">would be better if ejs used the template to make the cards</text:p>
        </text:list-item>
        <text:list-item>
          <text:p text:style-name="P63">handle shake </text:p>
        </text:list-item>
        <text:list-item>
          <text:p text:style-name="P63">if trigger json magnifer not work</text:p>
        </text:list-item>
        <text:list-item>
          <text:p text:style-name="P63">make magnifier magnify</text:p>
        </text:list-item>
        <text:list-item>
          <text:p text:style-name="P63">why am i using rows and columns</text:p>
        </text:list-item>
        <text:list-item>
          <text:p text:style-name="P63">magnifier now not working nicely i think this maybe because all code slowed by jquery</text:p>
        </text:list-item>
        <text:list-item>
          <text:p text:style-name="P63">as magnifier turns it magnifies right card then middles then left left middle right</text:p>
          <text:p text:style-name="P65"/>
        </text:list-item>
        <text:list-item>
          <text:p text:style-name="P63">why if go to pg 3 above it marble 3 is above the page (before anything trigger) – because right zero</text:p>
        </text:list-item>
        <text:list-item>
          <text:p text:style-name="P63">is it possible to make handle better synced with marbles so always points at front one</text:p>
        </text:list-item>
        <text:list-item>
          <text:p text:style-name="P66">the shape can go over the corner so needs some set padding – which will inturn affect the shape so gonna need to be carefully done, it also pushes the marbles off the top and a card pokes out the right</text:p>
        </text:list-item>
        <text:list-item>
          <text:p text:style-name="P67">magnifier image replace</text:p>
        </text:list-item>
        <text:list-item>
          <text:p text:style-name="P68">pad the cards in a little and then make them tuck behind the page background and border of the shape so tucked in – cant think of a way of doing it</text:p>
        </text:list-item>
        <text:list-item>
          <text:p text:style-name="P68">trapezoid velvet red things that look like tabs that hold the cards in </text:p>
          <text:p text:style-name="P68"/>
        </text:list-item>
      </text:list>
      <text:p text:style-name="P1"><text:soft-page-break/></text:p>
      <text:p text:style-name="P1">TODO PG4</text:p>
      <text:list xml:id="list4502118120868617830"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6115029383754977798" text:style-name="L8">
        <text:list-header>
          <text:p text:style-name="P14"/>
        </text:list-header>
        <text:list-item>
          <text:p text:style-name="P62">aCard needs to come with reference to own function for when it is made</text:p>
          <text:list>
            <text:list-item>
              <text:p text:style-name="P62">so does aMarble</text:p>
            </text:list-item>
          </text:list>
          <text:p text:style-name="P62"/>
        </text:list-item>
        <text:list-item>
          <text:p text:style-name="P62">the first card is no longer for my best project its for examplaning what to do so need to change the best 4 cards code </text:p>
        </text:list-item>
        <text:list-item>
          <text:p text:style-name="P62">make first card trigger the roll only after its closed</text:p>
        </text:list-item>
        <text:list-item>
          <text:p text:style-name="P62">a card click code repeated from page clickable cards to dynamically made use function to apply function singleCardDisplayOnClick(search){}$(search).find(".aCard").on('click', OR... ... also true for pg4</text:p>
          <text:list>
            <text:list-item>
              <text:p text:style-name="P62">reference in the html of aCard its click function so when dynamically created it still has its click functionality, or research live() if that doesnt work</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1247146"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7872840905542343139"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2">try cards having marbles 3d shadow colours see looks good</text:p>
        </text:list-item>
        <text:list-item>
          <text:p text:style-name="P72">put a div in the cards for the box shadows</text:p>
          <text:p text:style-name="P38"/>
        </text:list-item>
      </text:list>
      <text:p text:style-name="P1"><text:soft-page-break/></text:p>
      <text:p text:style-name="P1">TODO Carousel</text:p>
      <text:list xml:id="list8044889173960026887" text:style-name="L10">
        <text:list-header>
          <text:p text:style-name="P59"/>
        </text:list-header>
        <text:list-item>
          <text:p text:style-name="P16">multiple clicks moves origin right</text:p>
        </text:list-item>
        <text:list-item>
          <text:p text:style-name="P16">card you clicked on to generate carousel should be front card at moment just puts that card as front layer when the card is front card wont want this so then do no propogation on its click </text:p>
        </text:list-item>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3">fixed draw but not properly just moved carousel section to bottom which i think effects code execution order would be good to fix properly</text:p>
        </text:list-item>
        <text:list-item>
          <text:p text:style-name="P73">carousell needs to be brighter more fun </text:p>
        </text:list-item>
      </text:list>
      <text:p text:style-name="P1"/>
      <text:p text:style-name="P1">TODO Admin Area</text:p>
      <text:list xml:id="list6338149050390741660" text:style-name="L11">
        <text:list-item>
          <text:p text:style-name="P18">Admin carousell enable to alter and input cards info </text:p>
        </text:list-item>
      </text:list>
      <text:p text:style-name="P1"/>
      <text:p text:style-name="P1">TODO Backend</text:p>
      <text:list xml:id="list4946783359076636314" text:style-name="L12">
        <text:list-item>
          <text:p text:style-name="P42"/>
        </text:list-item>
      </text:list>
      <text:p text:style-name="P1"/>
      <text:p text:style-name="P1">TODO Host</text:p>
      <text:list xml:id="list4165807808194309986" text:style-name="L13">
        <text:list-item>
          <text:p text:style-name="P35">heroku</text:p>
        </text:list-item>
        <text:list-item>
          <text:p text:style-name="P60">aws later</text:p>
        </text:list-item>
        <text:list-item>
          <text:p text:style-name="P60">own domain name</text:p>
        </text:list-item>
      </text:list>
      <text:p text:style-name="P8"/>
      <text:p text:style-name="P1">TODO Data for cards</text:p>
      <text:p text:style-name="P1"/>
      <text:p text:style-name="P1">TODO Color informatic</text:p>
      <text:p text:style-name="P1"/>
      <text:list xml:id="list945104200984533739"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text:soft-page-break/>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1175080674125003790" text:style-name="L15">
        <text:list-item>
          <text:p text:style-name="P19">short term just go to colour resume or cv or that other site i made</text:p>
        </text:list-item>
      </text:list>
      <text:p text:style-name="P1"/>
      <text:p text:style-name="P1">TODO Polish Checks</text:p>
      <text:list xml:id="list2347645701055991217"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6761607143365145197"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1253561" text:continue-list="list7700172003139482065" text:style-name="RTF_5f_Num_20_2">
        <text:list-item>
          <text:p text:style-name="P69"><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text:soft-page-break/>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text:soft-page-break/>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252365" text:continue-list="list8044889173960026887"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1H45M50S</meta:editing-duration>
    <meta:editing-cycles>144</meta:editing-cycles>
    <meta:generator>OpenOffice/4.1.6$Win32 OpenOffice.org_project/416m1$Build-9790</meta:generator>
    <dc:date>2019-10-04T11:03:19.31</dc:date>
    <dc:creator>Philip Tate</dc:creator>
    <meta:document-statistic meta:table-count="0" meta:image-count="0" meta:object-count="0" meta:page-count="9" meta:paragraph-count="280" meta:word-count="3057" meta:character-count="18354"/>
    <meta:user-defined meta:name="Info 1"/>
    <meta:user-defined meta:name="Info 2"/>
    <meta:user-defined meta:name="Info 3"/>
    <meta:user-defined meta:name="Info 4"/>
  </office:meta>
</office:document-meta>
</file>